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9pt" style:font-size-asian="9pt" style:font-size-complex="9pt"/>
    </style:style>
    <style:style style:name="P3" style:family="paragraph" style:parent-style-name="Text_20_body" style:list-style-name="L1">
      <style:paragraph-properties fo:margin-top="0in" fo:margin-bottom="0in"/>
    </style:style>
    <style:style style:name="P4" style:family="paragraph" style:parent-style-name="Text_20_body" style:list-style-name="L1"/>
    <style:style style:name="P5" style:family="paragraph" style:parent-style-name="Standard" style:list-style-name="L2"/>
    <style:style style:name="P6" style:family="paragraph" style:parent-style-name="List_20_Heading">
      <style:paragraph-properties fo:margin-left="0.3937in" fo:margin-right="0.3937in" fo:margin-top="0in" fo:margin-bottom="0.1965in" fo:text-indent="0in" style:auto-text-indent="false"/>
    </style:style>
    <style:style style:name="P7" style:family="paragraph" style:parent-style-name="List_20_Contents">
      <style:paragraph-properties fo:margin-left="0.7874in" fo:margin-right="0.3937in" fo:margin-top="0in" fo:margin-bottom="0.1965in" fo:text-indent="0in" style:auto-text-indent="false"/>
    </style:style>
    <style:style style:name="P8" style:family="paragraph" style:parent-style-name="Preformatted_20_Text">
      <style:paragraph-properties fo:margin-left="0.7874in" fo:margin-right="0.3937in" fo:text-indent="0in" style:auto-text-indent="false"/>
    </style:style>
    <style:style style:name="P9" style:family="paragraph" style:parent-style-name="Preformatted_20_Text">
      <style:paragraph-properties fo:margin-left="0.7874in" fo:margin-right="0.3937in" fo:margin-top="0in" fo:margin-bottom="0.1965in" fo:text-indent="0in" style:auto-text-indent="false"/>
    </style:style>
    <style:style style:name="P10" style:family="paragraph" style:parent-style-name="List_20_Contents">
      <style:paragraph-properties fo:margin-left="0in" fo:margin-right="0.3937in" fo:margin-top="0in" fo:margin-bottom="0.1965in" fo:text-indent="0in" style:auto-text-indent="false"/>
    </style:style>
    <style:style style:name="P11" style:family="paragraph" style:parent-style-name="Text_20_body" style:list-style-name="L3">
      <style:paragraph-properties fo:margin-left="-0.4925in" fo:margin-right="0in" fo:margin-top="0in" fo:margin-bottom="0in" fo:text-indent="0in" style:auto-text-indent="false"/>
    </style:style>
    <style:style style:name="P12" style:family="paragraph" style:parent-style-name="Text_20_body" style:list-style-name="L4">
      <style:paragraph-properties fo:margin-left="-0.4925in" fo:margin-right="0in" fo:margin-top="0in" fo:margin-bottom="0in" fo:text-indent="0in" style:auto-text-indent="false"/>
    </style:style>
    <style:style style:name="P13" style:family="paragraph" style:parent-style-name="Text_20_body" style:list-style-name="L5">
      <style:paragraph-properties fo:margin-left="-0.4925in" fo:margin-right="0in" fo:margin-top="0in" fo:margin-bottom="0in" fo:text-indent="0in" style:auto-text-indent="false"/>
    </style:style>
    <style:style style:name="P14" style:family="paragraph" style:parent-style-name="Text_20_body">
      <style:paragraph-properties fo:margin-left="0in" fo:margin-right="0in" fo:margin-top="0in" fo:margin-bottom="0in" fo:text-indent="0in" style:auto-text-indent="false"/>
    </style:style>
    <style:style style:name="P15" style:family="paragraph" style:parent-style-name="Standard">
      <style:text-properties fo:font-style="italic" fo:font-weight="normal" style:font-style-asian="italic" style:font-weight-asian="normal" style:font-style-complex="italic" style:font-weight-complex="normal"/>
    </style:style>
    <style:style style:name="P16" style:family="paragraph" style:parent-style-name="Text_20_body">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17" style:family="paragraph" style:parent-style-name="Text_20_body" style:master-page-name="">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18" style:family="paragraph" style:parent-style-name="Text_20_body">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19" style:family="paragraph" style:parent-style-name="Text_20_body">
      <style:paragraph-properties fo:margin-left="0in" fo:margin-right="0in" fo:text-indent="0in" style:auto-text-indent="false"/>
      <style:text-properties style:font-name="Courier" fo:font-style="normal" fo:font-weight="normal" style:font-style-asian="normal" style:font-weight-asian="normal" style:font-style-complex="normal" style:font-weight-complex="normal"/>
    </style:style>
    <style:style style:name="P20" style:family="paragraph" style:parent-style-name="Standard" style:list-style-name="L6" style:master-page-name="">
      <style:paragraph-properties fo:keep-with-next="always"/>
    </style:style>
    <style:style style:name="P21" style:family="paragraph" style:parent-style-name="Standard" style:list-style-name="L6">
      <style:paragraph-properties fo:keep-with-next="always"/>
    </style:style>
    <style:style style:name="P22" style:family="paragraph" style:parent-style-name="Standard" style:list-style-name="L6"/>
    <style:style style:name="T1" style:family="text">
      <style:text-properties style:font-name="Courier"/>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Availability (HA) Setup</text:p>
      <text:p text:style-name="Standard">*** Draft ***</text:p>
      <text:p text:style-name="P2">Revised: Jan 23, 2006</text:p>
      <text:h text:style-name="Heading_20_1" text:outline-level="1">Introduction</text:h>
      <text:p text:style-name="Standard">HA provides load balancing and failover for the sipX registration/redirect service (RR). See the HA spec for details. This document describes how to set up and configure HA, as an addendum to the standard sipX installation guide. The manual installation steps described here are a crude stopgap until we are able to revise the installation process to fully incorporate HA.</text:p>
      <text:p text:style-name="Standard"/>
      <text:p text:style-name="Standard">The release schedule for HA is uncertain. sipX 3.2 may feature HA, but that's not guaranteed. We refer simply to “HA 1.0” in this document as the first release of sipX that includes HA.</text:p>
      <text:h text:style-name="Heading_20_1" text:outline-level="1">Before you begin</text:h>
      <text:h text:style-name="Heading_20_2" text:outline-level="2">Verify Hardware Requirements</text:h>
      <text:p text:style-name="Text_20_body">In an HA configuration, there are at least two types of Server: </text:p>
      <text:list text:style-name="L1">
        <text:list-item>
          <text:p text:style-name="P3">one Master Server (MS) running: </text:p>
          <text:list>
            <text:list-item>
              <text:p text:style-name="P3">forking proxy </text:p>
            </text:list-item>
            <text:list-item>
              <text:p text:style-name="P3">authentication proxy </text:p>
            </text:list-item>
            <text:list-item>
              <text:p text:style-name="P3">registrar/redirect service </text:p>
            </text:list-item>
            <text:list-item>
              <text:p text:style-name="P3">config service </text:p>
            </text:list-item>
            <text:list-item>
              <text:p text:style-name="P3">VXML service with applications </text:p>
            </text:list-item>
            <text:list-item>
              <text:p text:style-name="P3">publisher (status server) </text:p>
            </text:list-item>
            <text:list-item>
              <text:p text:style-name="P3">presence </text:p>
            </text:list-item>
          </text:list>
        </text:list-item>
        <text:list-item>
          <text:p text:style-name="P3">one or more Distributed Servers (DS), each running: </text:p>
          <text:list>
            <text:list-item>
              <text:p text:style-name="P3">forking proxy </text:p>
            </text:list-item>
            <text:list-item>
              <text:p text:style-name="P3">authentication proxy </text:p>
            </text:list-item>
            <text:list-item>
              <text:p text:style-name="P4">registrar/redirect service </text:p>
            </text:list-item>
          </text:list>
        </text:list-item>
      </text:list>
      <text:p text:style-name="Standard">For HA 1.0, only one configuration will be supported: one DS running only the proxies and registrar/redirect service, and one MS running all Services. The MS and DS should both conform to the standard hardware guidelines in the installation guide. However, only the MS hosts a VXML service and stores the associated voicemail. Therefore the DS does not need to budget disk for voicemail and can have a /var partition that is considerably smaller than the 40 GB recommended for the master. The DS runs fewer services than the MS, so it might be able to operate with reduced hardware resources, but we haven't yet done the measurements required to offer more specific guidance.</text:p>
      <text:h text:style-name="Heading_20_2" text:outline-level="2">Establish Server Addresses</text:h>
      <text:p text:style-name="Standard">Select the fully qualified host names and IP addresses for your sipX servers. “example.com” represents the local domain name throughout this document; replace it with the actual domain name for your installation. The host names used here are:</text:p>
      <text:p text:style-name="Standard"/>
      <text:list text:style-name="L2">
        <text:list-item>
          <text:p text:style-name="P5"><text:span text:style-name="T1">sipxpbx1.example.com</text:span> for the MS</text:p>
        </text:list-item>
        <text:list-item>
          <text:p text:style-name="P5"><text:span text:style-name="T1">sipxpbx2.example.com</text:span> for the DS</text:p>
        </text:list-item>
      </text:list>
      <text:h text:style-name="Heading_20_2" text:outline-level="2">Prepare Installation Worksheets</text:h>
      <text:p text:style-name="Standard">Each machine must have a unique host name and IP address. Beyond that, they should be set up identically, other than hard disk partitioning (see comments about /var above).</text:p>
      <text:h text:style-name="Heading_20_2" text:outline-level="2">Verify browser requirements</text:h>
      <text:p text:style-name="Standard">After you install sipX, you use a Web browser on a network PC to access the sipX interface for administrators, which runs on top of the config service. The config service is installed only on the MS. You manage services (start/stop/restart/status) for both machines through the single config server instance. The registrations page shows only the registrations received by the MS. Since the registrations database is replicated between the two servers, each server has a complete database, and this is not a problem.</text:p>
      <text:h text:style-name="Heading_20_1" text:outline-level="1">Installing a New sipX System</text:h>
      <text:h text:style-name="Heading_20_2" text:outline-level="2">Install Red Hat Enterprise</text:h>
      <text:p text:style-name="Standard">Same for both machines, except for the size of the /var partition as noted above.</text:p>
      <text:h text:style-name="Heading_20_2" text:outline-level="2">Configuring DNS</text:h>
      <text:p text:style-name="Text_20_body">In order to provide load sharing and failover, all SIP message routing to any redundant element in an HA configuration uses DNS SRV records. The following SRV records are required: </text:p>
      <text:p text:style-name="P6">domain </text:p>
      <text:p text:style-name="P7">In a single-system installation, an SRV record that maps the SIP domain name to the Server host name is recommended. In an HA installation, multiple SRV records for the SIP domain name are required, mapping to the Server names/ports that run the forking proxy service. There are domain SRV records specifying both TCP and UDP (with TCP given preference). For example: </text:p>
      <text:p text:style-name="P8"><text:s text:c="6"/>$ORIGIN example.com.</text:p>
      <text:p text:style-name="P8"/>
      <text:p text:style-name="P8"><text:s text:c="6"/>_sip._tcp IN SRV <text:s text:c="2"/>1 50 5060 sipxpbx1</text:p>
      <text:p text:style-name="P8"><text:s text:c="6"/>_sip._tcp IN SRV <text:s text:c="2"/>1 50 5060 sipxpbx2</text:p>
      <text:p text:style-name="P8"/>
      <text:p text:style-name="P8"><text:s text:c="6"/>_sip._udp IN SRV 101 50 5060 sipxpbx1</text:p>
      <text:p text:style-name="P9"><text:s text:c="6"/>_sip._udp IN SRV 101 50 5060 sipxpbx2</text:p>
      <text:p text:style-name="P6">registrar </text:p>
      <text:p text:style-name="P7">The forwardingrules.xml for each forking proxy service specifies the registrar using an SRV name that maps first to the registrar instance on the same Server as the proxy (which is quicker to reach and more likely to be operational), and then to the registrar instance on the other Server (for failover). The registrar service SRV records specify only TCP, because TCP has better failure detection and performance characteristics and compatibility with User Agents is not required. </text:p>
      <text:p text:style-name="P8"><text:s text:c="5"/>_sip._tcp.sipxregistrar1 IN SRV 1 50 5070 sipxpbx1</text:p>
      <text:p text:style-name="P8"><text:s text:c="5"/>_sip._tcp.sipxregistrar1 IN SRV 2 50 5070 sipxpbx2</text:p>
      <text:p text:style-name="P8"/>
      <text:p text:style-name="P8"><text:s text:c="5"/>_sip._tcp.sipxregistrar2 IN SRV 1 50 5070 sipxpbx2</text:p>
      <text:p text:style-name="P9"><text:s text:c="5"/>_sip._tcp.sipxregistrar2 IN SRV 2 50 5070 sipxpbx1</text:p>
      <text:p text:style-name="P7">In the example above, the forking proxy on sipxpbx1 would be configured to use sipxregistrar1, which preferentially routes to sipxpbx1:5070 and fails over to sipxpbx2:5070. The forking proxy on sipxpbx2 is configured to use sipxregistrar2, which uses the two Services in the reverse order. </text:p>
      <text:p text:style-name="P6">authproxy </text:p>
      <text:p text:style-name="P7">The forwardingrules.xml for each forking proxy service specifies the authorization proxy using a specialized SRV name configured similarly to the SRV name for the registrar. The authorization proxy SRV records specify both TCP and UDP, preferring TCP, but allowing UDP for compatibility with User Agents that require it. (The authorization proxy may be Record-Routed in dialogs.) </text:p>
      <text:p text:style-name="P8"><text:s text:c="6"/>_sip._tcp.sipxauthproxy1 IN SRV <text:s text:c="2"/>1 50 5080 sipxpbx1</text:p>
      <text:p text:style-name="P8"><text:s text:c="6"/>_sip._tcp.sipxauthproxy1 IN SRV <text:s text:c="2"/>2 50 5080 sipxpbx2</text:p>
      <text:p text:style-name="P8"><text:s text:c="6"/>_sip._udp.sipxauthproxy1 IN SRV 101 50 5080 sipxpbx1</text:p>
      <text:p text:style-name="P8"><text:s text:c="6"/>_sip._udp.sipxauthproxy1 IN SRV 102 50 5080 sipxpbx2</text:p>
      <text:p text:style-name="P8"/>
      <text:p text:style-name="P8"><text:s text:c="6"/>_sip._tcp.sipxauthproxy2 IN SRV <text:s text:c="2"/>1 50 5080 sipxpbx2</text:p>
      <text:p text:style-name="P8"><text:s text:c="6"/>_sip._tcp.sipxauthproxy2 IN SRV <text:s text:c="2"/>2 50 5080 sipxpbx1</text:p>
      <text:p text:style-name="P8"><text:s text:c="6"/>_sip._udp.sipxauthproxy2 IN SRV 101 50 5080 sipxpbx2</text:p>
      <text:p text:style-name="P9"><text:s text:c="6"/>_sip._udp.sipxauthproxy2 IN SRV 102 50 5080 sipxpbx1</text:p>
      <text:p text:style-name="P7">The selection technique used to create a preference order for registrars is also used for the authproxy, except that SRV records for UDP access are also provided, at lower priority than all the SRV records for TCP access. </text:p>
      <text:h text:style-name="Heading_20_2" text:outline-level="2">Configuring DHCP</text:h>
      <text:p text:style-name="P10">Set up DHCP on only one machine, whether it is a sipX machine or some other server.</text:p>
      <text:h text:style-name="Heading_20_2" text:outline-level="2">Download and Install sipX</text:h>
      <text:p text:style-name="Standard">Follow the same installation procedure for both machines, but disable all services on the DS except for:</text:p>
      <text:p text:style-name="Standard"/>
      <text:list text:style-name="L3">
        <text:list-item>
          <text:list>
            <text:list-item>
              <text:p text:style-name="P11">registrar/redirect service</text:p>
            </text:list-item>
          </text:list>
        </text:list-item>
      </text:list>
      <text:list text:style-name="L4">
        <text:list-item>
          <text:list>
            <text:list-item>
              <text:p text:style-name="P12">forking proxy </text:p>
            </text:list-item>
          </text:list>
        </text:list-item>
      </text:list>
      <text:list text:style-name="L5">
        <text:list-item>
          <text:list>
            <text:list-item>
              <text:p text:style-name="P13">authentication proxy </text:p>
            </text:list-item>
          </text:list>
        </text:list-item>
      </text:list>
      <text:p text:style-name="P14"/>
      <text:p text:style-name="P15">Do this by editing the file /etc/sipxpbx/WatchDog.xml on the DS. (For safety, first make a backup copy of the file, e.g., WatchDog.xml.bak) Each process has an entry like this one for the publisher/status server:</text:p>
      <text:p text:style-name="P16"/>
      <text:p text:style-name="P17"><text:s text:c="6"/>&lt;process name="SIPStatus"</text:p>
      <text:p text:style-name="P18"><text:s text:c="9"/>restart="enable" max_restarts="3" report="enable" max_reports="3"&gt;</text:p>
      <text:p text:style-name="P18"><text:s text:c="9"/>&lt;failure_contact method="email"&gt;wgillett@localhost&lt;/failure_contact&gt;</text:p>
      <text:p text:style-name="P19"><text:s text:c="6"/>&lt;/process&gt;</text:p>
      <text:p text:style-name="P16">Remove (or comment out) the entries the entries for all processes except the three listed above, which conveniently appear at the top of WatchDog.xml in the order listed. After doing that, we recommend opening the WatchDog.xml file in a web browser to make sure that the XML format is intact (the file is still “well-formed” XML).</text:p>
      <text:h text:style-name="Heading_20_2" text:outline-level="2">SSL Key and Certificate Installation</text:h>
      <text:p text:style-name="Standard">You need to install SSL keys and certificates on both machines. Each machine needs its own unique certificate and key pair. Both certificates must be signed by the same Certificate Authority.</text:p>
      <text:p text:style-name="Standard"/>
      <text:p text:style-name="Standard">This process is described for a single server in the file sipXcommserverLib/doc/INSTALL.ssl. To set up SSL for two servers (MS and DS), using self-signed certificates:</text:p>
      <text:list text:style-name="L6">
        <text:list-item>
          <text:p text:style-name="P20">Generate the CA certificate/key pair.</text:p>
        </text:list-item>
        <text:list-item>
          <text:p text:style-name="P21">Generate both server certificates/key pairs on the MS.</text:p>
        </text:list-item>
        <text:list-item>
          <text:p text:style-name="P21">Archive the CA key pair securely.</text:p>
        </text:list-item>
        <text:list-item>
          <text:p text:style-name="P21">Install the CA certificate and the MS certificate/key pair on the MS.</text:p>
        </text:list-item>
        <text:list-item>
          <text:p text:style-name="P21">Copy the CA certificate to a temporary directory on the DS.</text:p>
        </text:list-item>
        <text:list-item>
          <text:p text:style-name="P21">Move the DS certificate and key pair to the same directory on the DS (remove these files from the MS).</text:p>
        </text:list-item>
        <text:list-item>
          <text:p text:style-name="P22">Install the CA certificate and the DS certificate/key pair on the DS.</text:p>
        </text:list-item>
      </text:list>
      <text:h text:style-name="Heading_20_2" text:outline-level="2">Uninstall sipX</text:h>
      <text:p text:style-name="Standard">Same for both machin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1-22T19:07:32</meta:creation-date>
    <dc:creator>Walter Gillett</dc:creator>
    <dc:date>2006-01-23T21:22:33</dc:date>
    <dc:language>en-US</dc:language>
    <meta:editing-cycles>18</meta:editing-cycles>
    <meta:editing-duration>PT7H39M56S</meta:editing-duration>
    <meta:user-defined meta:name="Info 1"/>
    <meta:user-defined meta:name="Info 2"/>
    <meta:user-defined meta:name="Info 3"/>
    <meta:user-defined meta:name="Info 4"/>
    <meta:document-statistic meta:table-count="0" meta:image-count="0" meta:object-count="0" meta:page-count="4" meta:paragraph-count="85" meta:word-count="1225" meta:character-count="7644"/>
  </office:meta>
</office:document-meta>
</file>